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14352a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officeooo:rsid="0027a09e"/>
    </style:style>
    <style:style style:name="P9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0" style:family="paragraph" style:parent-style-name="Text_20_body">
      <style:text-properties officeooo:rsid="0029d767" officeooo:paragraph-rsid="0029d767"/>
    </style:style>
    <style:style style:name="P11" style:family="paragraph" style:parent-style-name="Title">
      <style:text-properties officeooo:rsid="0024ef34" officeooo:paragraph-rsid="0024ef34"/>
    </style:style>
    <style:style style:name="P12" style:family="paragraph" style:parent-style-name="Text_20_body">
      <style:text-properties officeooo:paragraph-rsid="002ef8d0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16" style:family="paragraph" style:parent-style-name="Heading_20_1">
      <style:paragraph-properties fo:break-before="page"/>
      <style:text-properties officeooo:rsid="000d02cf" officeooo:paragraph-rsid="000eaa0a"/>
    </style:style>
    <style:style style:name="P17" style:family="paragraph" style:parent-style-name="Heading_20_1">
      <style:paragraph-properties fo:break-before="page"/>
      <style:text-properties officeooo:rsid="000d02cf" officeooo:paragraph-rsid="0011138a"/>
    </style:style>
    <style:style style:name="P18" style:family="paragraph" style:parent-style-name="Heading_20_2">
      <style:text-properties officeooo:rsid="000d1405" officeooo:paragraph-rsid="000eaa0a"/>
    </style:style>
    <style:style style:name="P19" style:family="paragraph" style:parent-style-name="Heading_20_2">
      <style:text-properties officeooo:rsid="000d1405" officeooo:paragraph-rsid="0011138a"/>
    </style:style>
    <style:style style:name="P20" style:family="paragraph" style:parent-style-name="Heading_20_2">
      <style:text-properties officeooo:rsid="0011138a" officeooo:paragraph-rsid="0011138a"/>
    </style:style>
    <style:style style:name="P21" style:family="paragraph" style:parent-style-name="Heading_20_2">
      <style:text-properties officeooo:rsid="004eb8cb" officeooo:paragraph-rsid="002ceee8"/>
    </style:style>
    <style:style style:name="P22" style:family="paragraph" style:parent-style-name="Heading_20_2">
      <style:text-properties officeooo:rsid="0035f44e" officeooo:paragraph-rsid="0035f44e"/>
    </style:style>
    <style:style style:name="P23" style:family="paragraph" style:parent-style-name="Heading_20_2">
      <style:text-properties officeooo:rsid="003aef29" officeooo:paragraph-rsid="003aef29"/>
    </style:style>
    <style:style style:name="P24" style:family="paragraph" style:parent-style-name="Heading_20_2">
      <style:text-properties officeooo:rsid="003f63e5" officeooo:paragraph-rsid="003f63e5"/>
    </style:style>
    <style:style style:name="P25" style:family="paragraph" style:parent-style-name="Heading_20_2">
      <style:text-properties officeooo:rsid="0043f613" officeooo:paragraph-rsid="0043f613"/>
    </style:style>
    <style:style style:name="P26" style:family="paragraph" style:parent-style-name="Heading_20_2">
      <style:text-properties officeooo:rsid="0045b821" officeooo:paragraph-rsid="0045b821"/>
    </style:style>
    <style:style style:name="P27" style:family="paragraph" style:parent-style-name="Heading_20_2">
      <style:text-properties officeooo:rsid="0046fae2" officeooo:paragraph-rsid="0046fae2"/>
    </style:style>
    <style:style style:name="P28" style:family="paragraph" style:parent-style-name="Text_20_body" style:master-page-name="First_20_Page">
      <style:paragraph-properties style:page-number="auto"/>
    </style:style>
    <style:style style:name="P29" style:family="paragraph" style:parent-style-name="Text_20_body" style:list-style-name="L1">
      <style:text-properties officeooo:rsid="0029376f" officeooo:paragraph-rsid="0029376f"/>
    </style:style>
    <style:style style:name="P30" style:family="paragraph" style:parent-style-name="Text_20_body" style:list-style-name="L2">
      <style:text-properties officeooo:rsid="003727b1" officeooo:paragraph-rsid="003a1ec6"/>
    </style:style>
    <style:style style:name="P31" style:family="paragraph" style:parent-style-name="Text_20_body">
      <style:text-properties officeooo:rsid="003727b1" officeooo:paragraph-rsid="003a1ec6"/>
    </style:style>
    <style:style style:name="P32" style:family="paragraph" style:parent-style-name="Text_20_body" style:list-style-name="L2">
      <style:text-properties officeooo:rsid="0037cd46" officeooo:paragraph-rsid="003a1ec6"/>
    </style:style>
    <style:style style:name="P33" style:family="paragraph" style:parent-style-name="Text_20_body">
      <style:text-properties officeooo:paragraph-rsid="003727b1"/>
    </style:style>
    <style:style style:name="P34" style:family="paragraph" style:parent-style-name="Text_20_body">
      <style:text-properties officeooo:paragraph-rsid="003a1ec6"/>
    </style:style>
    <style:style style:name="P35" style:family="paragraph" style:parent-style-name="Text_20_body">
      <style:text-properties officeooo:rsid="003b1837" officeooo:paragraph-rsid="003b1837"/>
    </style:style>
    <style:style style:name="P36" style:family="paragraph" style:parent-style-name="Text_20_body" style:list-style-name="L3">
      <style:text-properties officeooo:rsid="003b1837" officeooo:paragraph-rsid="003b1837"/>
    </style:style>
    <style:style style:name="P37" style:family="paragraph" style:parent-style-name="Text_20_body" style:list-style-name="L3">
      <style:text-properties officeooo:rsid="003c5363" officeooo:paragraph-rsid="003c5363"/>
    </style:style>
    <style:style style:name="P38" style:family="paragraph" style:parent-style-name="Text_20_body">
      <style:text-properties officeooo:rsid="0040010c" officeooo:paragraph-rsid="0040010c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officeooo:rsid="0040010c" officeooo:paragraph-rsid="0040010c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officeooo:rsid="0040010c" officeooo:paragraph-rsid="00550d52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rsid="0040010c" officeooo:paragraph-rsid="0055df65"/>
    </style:style>
    <style:style style:name="P42" style:family="paragraph" style:parent-style-name="Text_20_body">
      <style:text-properties officeooo:paragraph-rsid="000eaa0a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paragraph-rsid="000eaa0a"/>
    </style:style>
    <style:style style:name="P44" style:family="paragraph" style:parent-style-name="Text_20_body">
      <style:text-properties officeooo:rsid="00430e7f" officeooo:paragraph-rsid="00430e7f"/>
    </style:style>
    <style:style style:name="P45" style:family="paragraph" style:parent-style-name="Text_20_body">
      <style:text-properties officeooo:rsid="0045b821" officeooo:paragraph-rsid="0045b821"/>
    </style:style>
    <style:style style:name="P46" style:family="paragraph" style:parent-style-name="Text_20_body">
      <style:text-properties officeooo:rsid="00477eb0" officeooo:paragraph-rsid="00477eb0"/>
    </style:style>
    <style:style style:name="P47" style:family="paragraph" style:parent-style-name="Text_20_body">
      <style:text-properties officeooo:rsid="00495c2c" officeooo:paragraph-rsid="00495c2c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officeooo:rsid="004a52b4" officeooo:paragraph-rsid="004a52b4"/>
    </style:style>
    <style:style style:name="P49" style:family="paragraph" style:parent-style-name="Text_20_body">
      <style:text-properties officeooo:rsid="004a52b4" officeooo:paragraph-rsid="005d9698"/>
    </style:style>
    <style:style style:name="P50" style:family="paragraph" style:parent-style-name="Text_20_body">
      <style:text-properties officeooo:rsid="004a52b4" officeooo:paragraph-rsid="005f954c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officeooo:rsid="004b2f70" officeooo:paragraph-rsid="004b2f70"/>
    </style:style>
    <style:style style:name="P52" style:family="paragraph" style:parent-style-name="Text_20_body">
      <style:text-properties officeooo:rsid="004b2f70" officeooo:paragraph-rsid="005d9698"/>
    </style:style>
    <style:style style:name="P53" style:family="paragraph" style:parent-style-name="Text_20_body">
      <style:text-properties officeooo:rsid="004e5193" officeooo:paragraph-rsid="004e5193"/>
    </style:style>
    <style:style style:name="P54" style:family="paragraph" style:parent-style-name="Text_20_body" style:list-style-name="L4">
      <style:text-properties officeooo:paragraph-rsid="0051ebf6"/>
    </style:style>
    <style:style style:name="P55" style:family="paragraph" style:parent-style-name="Text_20_body">
      <style:text-properties fo:font-weight="bold" officeooo:paragraph-rsid="000eaa0a" style:font-weight-asian="bold" style:font-weight-complex="bold"/>
    </style:style>
    <style:style style:name="P5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0eaa0a"/>
    </style:style>
    <style:style style:name="P57" style:family="paragraph" style:parent-style-name="Text_20_body">
      <style:text-properties officeooo:rsid="005b9bcb" officeooo:paragraph-rsid="005b9bcb"/>
    </style:style>
    <style:style style:name="P58" style:family="paragraph" style:parent-style-name="Text_20_body" style:list-style-name="L5">
      <style:text-properties officeooo:paragraph-rsid="004b616e"/>
    </style:style>
    <style:style style:name="T1" style:family="text">
      <style:text-properties officeooo:rsid="0018e4e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officeooo:rsid="003d08c6"/>
    </style:style>
    <style:style style:name="T5" style:family="text">
      <style:text-properties officeooo:rsid="003a0c7e"/>
    </style:style>
    <style:style style:name="T6" style:family="text">
      <style:text-properties officeooo:rsid="002ef8d0"/>
    </style:style>
    <style:style style:name="T7" style:family="text">
      <style:text-properties officeooo:rsid="003344fe"/>
    </style:style>
    <style:style style:name="T8" style:family="text">
      <style:text-properties officeooo:rsid="00344dba"/>
    </style:style>
    <style:style style:name="T9" style:family="text">
      <style:text-properties officeooo:rsid="0036bf2f"/>
    </style:style>
    <style:style style:name="T10" style:family="text">
      <style:text-properties officeooo:rsid="003727b1"/>
    </style:style>
    <style:style style:name="T11" style:family="text">
      <style:text-properties officeooo:rsid="0039c40e"/>
    </style:style>
    <style:style style:name="T12" style:family="text">
      <style:text-properties officeooo:rsid="003c5363"/>
    </style:style>
    <style:style style:name="T13" style:family="text">
      <style:text-properties officeooo:rsid="003e47ef"/>
    </style:style>
    <style:style style:name="T14" style:family="text">
      <style:text-properties officeooo:rsid="00417bd0"/>
    </style:style>
    <style:style style:name="T15" style:family="text">
      <style:text-properties officeooo:rsid="00430e7f"/>
    </style:style>
    <style:style style:name="T16" style:family="text">
      <style:text-properties officeooo:rsid="0043f613"/>
    </style:style>
    <style:style style:name="T17" style:family="text">
      <style:text-properties officeooo:rsid="004a42d9"/>
    </style:style>
    <style:style style:name="T18" style:family="text">
      <style:text-properties officeooo:rsid="004a52b4"/>
    </style:style>
    <style:style style:name="T19" style:family="text">
      <style:text-properties officeooo:rsid="004b616e"/>
    </style:style>
    <style:style style:name="T20" style:family="text">
      <style:text-properties officeooo:rsid="004b8ee7"/>
    </style:style>
    <style:style style:name="T21" style:family="text">
      <style:text-properties officeooo:rsid="004ca038"/>
    </style:style>
    <style:style style:name="T22" style:family="text">
      <style:text-properties officeooo:rsid="0051ebf6"/>
    </style:style>
    <style:style style:name="T23" style:family="text">
      <style:text-properties officeooo:rsid="00528dd1"/>
    </style:style>
    <style:style style:name="T24" style:family="text">
      <style:text-properties officeooo:rsid="00550d52"/>
    </style:style>
    <style:style style:name="T25" style:family="text">
      <style:text-properties officeooo:rsid="0055df65"/>
    </style:style>
    <style:style style:name="T26" style:family="text">
      <style:text-properties officeooo:rsid="005751dc"/>
    </style:style>
    <style:style style:name="T27" style:family="text">
      <style:text-properties officeooo:rsid="00580f0d"/>
    </style:style>
    <style:style style:name="T28" style:family="text">
      <style:text-properties officeooo:rsid="00599f50"/>
    </style:style>
    <style:style style:name="T29" style:family="text">
      <style:text-properties officeooo:rsid="005b9bcb"/>
    </style:style>
    <style:style style:name="T30" style:family="text">
      <style:text-properties officeooo:rsid="005c97a8"/>
    </style:style>
    <style:style style:name="T31" style:family="text">
      <style:text-properties officeooo:rsid="005d9698"/>
    </style:style>
    <style:style style:name="T32" style:family="text">
      <style:text-properties officeooo:rsid="005dff9c"/>
    </style:style>
    <style:style style:name="T33" style:family="text">
      <style:text-properties officeooo:rsid="005f954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Wizards &amp; Dices</text:p>
      <text:p text:style-name="Text_20_body"/>
      <text:p text:style-name="P6">Compte-rendu de réunion<text:line-break/><text:span text:style-name="T7">Préparation du jalon 2</text:span></text:p>
      <text:p text:style-name="P5"/>
      <text:p text:style-name="Text_20_body"/>
      <text:p text:style-name="Text_20_body"/>
      <text:p text:style-name="P10"/>
      <text:p text:style-name="Text_20_body"/>
      <text:p text:style-name="P9"><text:span text:style-name="T3"><text:s text:c="2"/></text:span>Membres présents :</text:p>
      <text:list text:style-name="L1">
        <text:list-item>
          <text:p text:style-name="P29">Loïs ALLAIRE<text:tab/><text:tab/><text:span text:style-name="T2">OUI</text:span></text:p>
        </text:list-item>
        <text:list-item>
          <text:p text:style-name="P29">Hugo CLAMOND<text:tab/><text:span text:style-name="T2">OUI</text:span></text:p>
        </text:list-item>
        <text:list-item>
          <text:p text:style-name="P29">Axel MOURILLON<text:tab/><text:span text:style-name="T2">OUI</text:span></text:p>
        </text:list-item>
        <text:list-item>
          <text:p text:style-name="P29">Arthur YANG<text:tab/><text:tab/><text:span text:style-name="T2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3"><text:a xlink:type="simple" xlink:href="#__RefHeading___Toc263_1510177236" text:style-name="Index_20_Link" text:visited-style-name="Index_20_Link">Revue du script pour le pitch<text:tab/>1</text:a></text:p>
          <text:p text:style-name="P14"><text:a xlink:type="simple" xlink:href="#__RefHeading___Toc277_1510177236" text:style-name="Index_20_Link" text:visited-style-name="Index_20_Link">Sous-point 1<text:tab/>1</text:a></text:p>
          <text:p text:style-name="P14"><text:a xlink:type="simple" xlink:href="#__RefHeading___Toc279_1510177236" text:style-name="Index_20_Link" text:visited-style-name="Index_20_Link">Sous-point 2<text:tab/>1</text:a></text:p>
          <text:p text:style-name="P13"><text:a xlink:type="simple" xlink:href="#__RefHeading___Toc263_1510177236%20Copie%201" text:style-name="Index_20_Link" text:visited-style-name="Index_20_Link">Premiers ajustements de mise en scène (micro)<text:tab/>2</text:a></text:p>
          <text:p text:style-name="P14"><text:a xlink:type="simple" xlink:href="#__RefHeading___Toc281_1510177236" text:style-name="Index_20_Link" text:visited-style-name="Index_20_Link">Sous-point 1<text:tab/>2</text:a></text:p>
          <text:p text:style-name="P14"><text:a xlink:type="simple" xlink:href="#__RefHeading___Toc283_1510177236" text:style-name="Index_20_Link" text:visited-style-name="Index_20_Link">Sous-point 2<text:tab/>2</text:a></text:p>
          <text:p text:style-name="P13"><text:a xlink:type="simple" xlink:href="#__RefHeading___Toc263_1510177236%20Copie%202" text:style-name="Index_20_Link" text:visited-style-name="Index_20_Link">Discussion quant à de potentiels accessoires<text:tab/>3</text:a></text:p>
          <text:p text:style-name="P14"><text:a xlink:type="simple" xlink:href="#__RefHeading___Toc285_1510177236" text:style-name="Index_20_Link" text:visited-style-name="Index_20_Link">Sous-point 1<text:tab/>3</text:a></text:p>
          <text:p text:style-name="P14"><text:a xlink:type="simple" xlink:href="#__RefHeading___Toc287_1510177236" text:style-name="Index_20_Link" text:visited-style-name="Index_20_Link">Sous-point 2<text:tab/>3</text:a></text:p>
          <text:p text:style-name="P13"><text:a xlink:type="simple" xlink:href="#__RefHeading___Toc263_1510177236%20Copie%202%20Copie%201" text:style-name="Index_20_Link" text:visited-style-name="Index_20_Link">Prochaine réunion<text:tab/>4</text:a></text:p>
          <text:p text:style-name="P14"><text:a xlink:type="simple" xlink:href="#__RefHeading___Toc289_1510177236" text:style-name="Index_20_Link" text:visited-style-name="Index_20_Link">Date<text:tab/>4</text:a></text:p>
          <text:p text:style-name="P14"><text:a xlink:type="simple" xlink:href="#__RefHeading___Toc291_1510177236" text:style-name="Index_20_Link" text:visited-style-name="Index_20_Link">Ordre du jour<text:tab/>4</text:a></text:p>
          <text:p text:style-name="P14"><text:a xlink:type="simple" xlink:href="#__RefHeading___Toc291_1510177236%20Copie%201" text:style-name="Index_20_Link" text:visited-style-name="Index_20_Link">Devoirs<text:tab/>4</text:a></text:p>
        </text:index-body>
      </text:table-of-content>
      <text:p text:style-name="Text_20_body"/>
      <text:p text:style-name="Text_20_body"/>
      <text:p text:style-name="P8"/>
      <text:p text:style-name="Text_20_body"/>
      <text:p text:style-name="P7">Le : <text:span text:style-name="T7">Mardi 26 novembre 2024</text:span></text:p>
      <text:p text:style-name="Text_20_body"/>
      <text:h text:style-name="P15" text:outline-level="1"><text:bookmark-start text:name="__RefHeading___Toc263_1510177236"/>Revue du <text:span text:style-name="T7">script pour le pitch</text:span><text:bookmark-end text:name="__RefHeading___Toc263_1510177236"/></text:h>
      <text:h text:style-name="P22" text:outline-level="2"><text:bookmark-start text:name="__RefHeading___Toc277_1510177236"/>Présentation <text:span text:style-name="T9">de la version 0</text:span><text:bookmark-end text:name="__RefHeading___Toc277_1510177236"/></text:h>
      <text:p text:style-name="P53">Op<text:span text:style-name="T22">inion général :</text:span></text:p>
      <text:list text:style-name="L4">
        <text:list-item>
          <text:p text:style-name="P54"><text:span text:style-name="T10">Bien mais à revoir </text:span></text:p>
        </text:list-item>
        <text:list-item>
          <text:p text:style-name="P54"><text:span text:style-name="T22">I</text:span><text:span text:style-name="T11">nterrogation </text:span><text:span text:style-name="T22">sur la </text:span><text:span text:style-name="T11">longueur </text:span><text:span text:style-name="T22">de l’</text:span><text:span text:style-name="T11">intro</text:span><text:span text:style-name="T22">duction</text:span></text:p>
        </text:list-item>
      </text:list>
      <text:p text:style-name="P33"/>
      <text:p text:style-name="Text_20_body"/>
      <text:h text:style-name="P18" text:outline-level="2"><text:bookmark-start text:name="__RefHeading___Toc279_1510177236"/>Suggestions<text:bookmark-end text:name="__RefHeading___Toc279_1510177236"/></text:h>
      <text:p text:style-name="P31"><text:span text:style-name="T22">L</text:span>ongueur de l’introduction <text:span text:style-name="T22">correcte</text:span></text:p>
      <text:p text:style-name="P31">Suggestions :</text:p>
      <text:list text:style-name="L2">
        <text:list-item>
          <text:p text:style-name="P30">Intégrer le slogan, dans la conclusion très probablement</text:p>
        </text:list-item>
        <text:list-item>
          <text:p text:style-name="P32">Mentionner l’Étincelle plus tôt <text:span text:style-name="T23">dans le script</text:span></text:p>
        </text:list-item>
      </text:list>
      <text:p text:style-name="P34"/>
      <text:p text:style-name="P55"/>
      <text:p text:style-name="P1"/>
      <text:h text:style-name="P16" text:outline-level="1"><text:bookmark-start text:name="__RefHeading___Toc263_1510177236 Copie 1"/>Premiers ajustements de mise en scène<text:bookmark-end text:name="__RefHeading___Toc263_1510177236 Copie 1"/></text:h>
      <text:h text:style-name="P23" text:outline-level="2"><text:bookmark-start text:name="__RefHeading___Toc281_1510177236"/>Répartition <text:span text:style-name="T13">de la parole</text:span><text:bookmark-end text:name="__RefHeading___Toc281_1510177236"/></text:h>
      <text:p text:style-name="P35">Couleur préparé par Arthur</text:p>
      <text:list xml:id="list2572771747" text:style-name="L3">
        <text:list-item>
          <text:p text:style-name="P36">Axel – <text:span text:style-name="T12">JAUNE<text:tab/><text:tab/></text:span>chaud pour commencer</text:p>
        </text:list-item>
        <text:list-item>
          <text:p text:style-name="P36">Lois- <text:span text:style-name="T12">BLEU<text:tab/><text:tab/></text:span>chaud pour finir</text:p>
        </text:list-item>
        <text:list-item>
          <text:p text:style-name="P37">Arthur – ROUGE</text:p>
        </text:list-item>
        <text:list-item>
          <text:p text:style-name="P37">Hugo – VERT</text:p>
        </text:list-item>
      </text:list>
      <text:p text:style-name="P1"/>
      <text:p text:style-name="P1"/>
      <text:h text:style-name="P24" text:outline-level="2"><text:bookmark-start text:name="__RefHeading___Toc283_1510177236"/>Mise en scène<text:bookmark-end text:name="__RefHeading___Toc283_1510177236"/></text:h>
      <text:p text:style-name="P38">Placement sur la scène :</text:p>
      <text:p text:style-name="P40">Altern<text:span text:style-name="T14">er</text:span> les placements <text:span text:style-name="T14">vis-à-vis de la parole </text:span></text:p>
      <text:p text:style-name="P40"><text:span text:style-name="T24"><text:tab/>Par ordre de parole : 1 – 3 – 2 – 4 </text:span></text:p>
      <text:p text:style-name="P41"><text:span text:style-name="T25">On se tient sur une même </text:span>ligne</text:p>
      <text:p text:style-name="P41"><text:tab/><text:span text:style-name="T25">S</text:span>’avancer <text:span text:style-name="T25">d’un pas quand</text:span> on parle</text:p>
      <text:p text:style-name="P39"><text:span text:style-name="T25">En f</text:span><text:span text:style-name="T15">in de parole : </text:span><text:span text:style-name="T25">reculer lentement d’un pas</text:span></text:p>
      <text:p text:style-name="P38"/>
      <text:p text:style-name="P38">Façon de parler <text:span text:style-name="T15">et de se tenir</text:span></text:p>
      <text:p text:style-name="P43"><text:span text:style-name="T15">Transmission de parole </text:span><text:span text:style-name="T26">fluide</text:span></text:p>
      <text:p text:style-name="P43"><text:span text:style-name="T26">P</text:span><text:span text:style-name="T15">as de mouvement quand </text:span><text:span text:style-name="T27">quelqu’un</text:span><text:span text:style-name="T15"> parle</text:span></text:p>
      <text:p text:style-name="P43"><text:span text:style-name="T16">Volume </text:span><text:span text:style-name="T27">de parole :</text:span><text:span text:style-name="T16"> pas trop fort mais pas faible n</text:span><text:span text:style-name="T27">on plus</text:span></text:p>
      <text:p text:style-name="P1"/>
      <text:p text:style-name="P44"><text:span text:style-name="T28">⇒ </text:span>Réajuster pendant répétition IRL</text:p>
      <text:p text:style-name="P1"/>
      <text:p text:style-name="P1"/>
      <text:h text:style-name="P16" text:outline-level="1"><text:bookmark-start text:name="__RefHeading___Toc263_1510177236 Copie 2"/>Discussion quant à de potentiels accessoires<text:bookmark-end text:name="__RefHeading___Toc263_1510177236 Copie 2"/></text:h>
      <text:h text:style-name="P25" text:outline-level="2"><text:bookmark-start text:name="__RefHeading___Toc285_1510177236"/>Oui ou non ?<text:bookmark-end text:name="__RefHeading___Toc285_1510177236"/></text:h>
      <text:p text:style-name="P57">Accessoires pour attirer l’attention et accentuer le thème</text:p>
      <text:p text:style-name="P45"><text:span text:style-name="T29">Histoire vraiment marrante à se souvenir plus tard</text:span></text:p>
      <text:p text:style-name="P45"><text:span text:style-name="T29">⇒ </text:span>Oui (unanime)</text:p>
      <text:p text:style-name="P45"/>
      <text:p text:style-name="P45"/>
      <text:h text:style-name="P26" text:outline-level="2"><text:bookmark-start text:name="__RefHeading___Toc285_1510177236 Copie 1"/>Quoi ?<text:bookmark-end text:name="__RefHeading___Toc285_1510177236 Copie 1"/></text:h>
      <text:p text:style-name="P46">Tous la même couleurs : marron</text:p>
      <text:p text:style-name="P46">Référence – Cape à Capuchon – 2x L et 2x XL :</text:p>
      <text:p text:style-name="P56"><text:span text:style-name="T29">Lien : </text:span><text:a xlink:type="simple" xlink:href="https://www.amazon.fr/Vêtements-Médiévale-Halloween-Masquerade-Vénitienne/dp/B01L6OG8UE/ref=sr_1_6?__mk_fr_FR=ÅMÅŽÕÑ&amp;crid=1SWQ55BVG01Q3&amp;dib=eyJ2IjoiMSJ9.g8OP6ZiEpPxrkUcwRnz8ql7nMin9UjkbzHQxENCngbSC6znflYUgdNZNQdeql-ojWSTdCBHILfjZvRRyGsI8N79nNhMw1mT-7N0lbnH3vjS-4lDOlhvZO_RqsMA7BBYP0dcU9udVyT6YWgMK8PMZYpskm1cFtT_AI04uPEqHtFg6azpbA_Ux8yKDwr_H8PM3NpPsLZx_SD85GNUPR5OpmmI7dzqSPME_3JSeeNE11aLjNY06fpbHcz9G7JJFe7HGmRD8om5yDg0IJcyvZIPc1z5Af3Budhnm9YoIkVrgSvU.oHbg8CIURcagTaMBKrqlZnUgOZA986zkaaKsEu9pBbI&amp;dib_tag=se&amp;keywords=tunique%2Bcapuche&amp;qid=1732372411&amp;sprefix=tunique%2Bcapuche%2Caps%2C92&amp;sr=8-6&amp;th=1&amp;psc=1" text:style-name="Internet_20_link" text:visited-style-name="Visited_20_Internet_20_Link">https://www.amazon.fr/V%C3%AAtements-M%C3%A9di%C3%A9vale-Halloween-Masquerade-V%C3%A9nitienne/dp/B01L6OG8UE/ref=sr_1_6?__mk_fr_FR=%C3%85M%C3%85%C5%BD%C3%95%C3%91&amp;crid=1SWQ55BVG01Q3&amp;dib=eyJ2IjoiMSJ9.g8OP6ZiEpPxrkUcwRnz8ql7nMin9UjkbzHQxENCngbSC6znflYUgdNZNQdeql-ojWSTdCBHILfjZvRRyGsI8N79nNhMw1mT-7N0lbnH3vjS-4lDOlhvZO_RqsMA7BBYP0dcU9udVyT6YWgMK8PMZYpskm1cFtT_AI04uPEqHtFg6azpbA_Ux8yKDwr_H8PM3NpPsLZx_SD85GNUPR5OpmmI7dzqSPME_3JSeeNE11aLjNY06fpbHcz9G7JJFe7HGmRD8om5yDg0IJcyvZIPc1z5Af3Budhnm9YoIkVrgSvU.oHbg8CIURcagTaMBKrqlZnUgOZA986zkaaKsEu9pBbI&amp;dib_tag=se&amp;keywords=tunique%2Bcapuche&amp;qid=1732372411&amp;sprefix=tunique%2Bcapuche%2Caps%2C92&amp;sr=8-6&amp;th=1&amp;psc=1</text:a> </text:p>
      <text:p text:style-name="P1"><text:tab/><text:span text:style-name="T17">Prix : </text:span><text:span text:style-name="T29">77,80€</text:span></text:p>
      <text:p text:style-name="P1"/>
      <text:p text:style-name="P1"/>
      <text:h text:style-name="P27" text:outline-level="2"><text:bookmark-start text:name="__RefHeading___Toc285_1510177236 Copie 1 Copie 1"/>Implications<text:bookmark-end text:name="__RefHeading___Toc285_1510177236 Copie 1 Copie 1"/></text:h>
      <text:p text:style-name="P47">Capuche<text:span text:style-name="T17">s</text:span> en arrivant → on les enlève en même temps <text:span text:style-name="T17">qu</text:span><text:span text:style-name="T30">and</text:span><text:span text:style-name="T17"> le premier </text:span><text:span text:style-name="T30">prend la parole</text:span></text:p>
      <text:p text:style-name="P1"/>
      <text:p text:style-name="P1"/>
      <text:h text:style-name="P17" text:outline-level="1"><text:bookmark-start text:name="__RefHeading___Toc263_1510177236 Copie 2 Copie 1"/>Prochaine réunion<text:bookmark-end text:name="__RefHeading___Toc263_1510177236 Copie 2 Copie 1"/></text:h>
      <text:h text:style-name="P19" text:outline-level="2"><text:bookmark-start text:name="__RefHeading___Toc289_1510177236"/>Date<text:bookmark-end text:name="__RefHeading___Toc289_1510177236"/></text:h>
      <text:p text:style-name="P12"><text:span text:style-name="T4">S</text:span><text:span text:style-name="T5">amedi </text:span><text:span text:style-name="T8">30</text:span><text:span text:style-name="T6"> </text:span><text:span text:style-name="T8">novembre 2024</text:span><text:span text:style-name="T5">, </text:span><text:span text:style-name="T4">de 1</text:span><text:span text:style-name="T21">5</text:span><text:span text:style-name="T4">h30 à 16h30</text:span></text:p>
      <text:p text:style-name="P2"/>
      <text:p text:style-name="P2"/>
      <text:h text:style-name="P20" text:outline-level="2"><text:bookmark-start text:name="__RefHeading___Toc291_1510177236"/>Ordre du jour<text:bookmark-end text:name="__RefHeading___Toc291_1510177236"/></text:h>
      <text:list text:style-name="L5">
        <text:list-item>
          <text:p text:style-name="P58"><text:span text:style-name="T19">Revue </text:span><text:span text:style-name="T20">du support de </text:span><text:span text:style-name="T19">diapo</text:span><text:span text:style-name="T20">sitives</text:span></text:p>
        </text:list-item>
      </text:list>
      <text:p text:style-name="P2"/>
      <text:p text:style-name="P2"/>
      <text:h text:style-name="P21" text:outline-level="2"><text:bookmark-start text:name="__RefHeading___Toc291_1510177236 Copie 1"/>Devoirs<text:bookmark-end text:name="__RefHeading___Toc291_1510177236 Copie 1"/></text:h>
      <text:p text:style-name="P52"><text:span text:style-name="T18">Lundi </text:span><text:span text:style-name="T31">0</text:span><text:span text:style-name="T18">2/12/</text:span><text:span text:style-name="T31">2024 – t</text:span>ou<text:span text:style-name="T31">t</text:span> le monde : </text:p>
      <text:p text:style-name="P51">Réviser <text:span text:style-name="T31">le script du pitch pour les répétitions</text:span></text:p>
      <text:p text:style-name="P49">Lundi <text:span text:style-name="T31">0</text:span>2/12/<text:span text:style-name="T31">2024 – </text:span>Hugo :</text:p>
      <text:p text:style-name="P48">C<text:span text:style-name="T31">réer un f</text:span>iche <text:span text:style-name="T31">récapitulative concise sur l</text:span><text:span text:style-name="T32">a manipulations de</text:span> Git</text:p>
      <text:p text:style-name="P50"><text:span text:style-name="T33">S</text:span>amedi <text:span text:style-name="T33">0</text:span>7/12/<text:span text:style-name="T33">2024 – </text:span>Axel :</text:p>
      <text:p text:style-name="P48">Finir l<text:span text:style-name="T33">e planning </text:span>GANTT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344fe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Préparation du jalon 2</text:p>
      </style:header>
      <style:footer>
        <text:p text:style-name="Header"><text:span text:style-name="MT1">26/11/2024</text:span><text:tab/><text:tab/><text:span text:style-name="MT2">Page : </text:span><text:span text:style-name="MT2"><text:page-number text:select-page="current">2</text:page-number></text:span><text:span text:style-name="MT2"><text:s/>/ </text:span><text:span text:style-name="MT2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26T23:28:09.542000000</dc:date>
    <meta:editing-duration>PT3H22M4S</meta:editing-duration>
    <meta:editing-cycles>83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77" meta:word-count="391" meta:character-count="2776" meta:non-whitespace-character-count="2447"/>
  </office:meta>
</office:document-meta>
</file>